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row table:style-name="ro1">
          <table:table-cell table:style-name="ce1"/>
          <table:table-cell table:style-name="ce4"/>
          <table:table-cell table:style-name="ce7" office:value-type="string">
            <text:p>NOTES CONTROL 3 PIPA</text:p>
          </table:table-cell>
        </table:table-row>
        <table:table-row table:style-name="ro1" table:number-rows-repeated="3">
          <table:table-cell table:style-name="ce1"/>
          <table:table-cell table:style-name="ce4"/>
          <table:table-cell table:style-name="Default"/>
        </table:table-row>
        <table:table-row table:style-name="ro1">
          <table:table-cell table:style-name="ce2" office:value-type="string">
            <text:p>Identificació</text:p>
          </table:table-cell>
          <table:table-cell table:style-name="ce5" office:value-type="string">
            <text:p>Nom</text:p>
          </table:table-cell>
          <table:table-cell table:style-name="ce8" office:value-type="string">
            <text:p>Nota</text:p>
          </table:table-cell>
        </table:table-row>
        <table:table-row table:style-name="ro2">
          <table:table-cell office:value-type="string">
            <text:p>78219335S</text:p>
          </table:table-cell>
          <table:table-cell office:value-type="string">
            <text:p>Amengual Caldentey, Caterina</text:p>
          </table:table-cell>
          <table:table-cell/>
        </table:table-row>
        <table:table-row table:style-name="ro2">
          <table:table-cell office:value-type="string">
            <text:p>43122104W</text:p>
          </table:table-cell>
          <table:table-cell office:value-type="string">
            <text:p>Azpiroz López, Aitor</text:p>
          </table:table-cell>
          <table:table-cell/>
        </table:table-row>
        <table:table-row table:style-name="ro2">
          <table:table-cell office:value-type="string">
            <text:p>43195391B</text:p>
          </table:table-cell>
          <table:table-cell office:value-type="string">
            <text:p>Basalo Tur, Abel</text:p>
          </table:table-cell>
          <table:table-cell/>
        </table:table-row>
        <table:table-row table:style-name="ro2">
          <table:table-cell office:value-type="string">
            <text:p>43158631M</text:p>
          </table:table-cell>
          <table:table-cell office:value-type="string">
            <text:p>Boscana Oliver, Bartomeu</text:p>
          </table:table-cell>
          <table:table-cell/>
        </table:table-row>
        <table:table-row table:style-name="ro2">
          <table:table-cell office:value-type="string">
            <text:p>43166787L</text:p>
          </table:table-cell>
          <table:table-cell office:value-type="string">
            <text:p>Bover Solano, Javier</text:p>
          </table:table-cell>
          <table:table-cell/>
        </table:table-row>
        <table:table-row table:style-name="ro2">
          <table:table-cell office:value-type="string">
            <text:p>X5762422W</text:p>
          </table:table-cell>
          <table:table-cell office:value-type="string">
            <text:p>Cacuango Sandoval, Richard Javier</text:p>
          </table:table-cell>
          <table:table-cell/>
        </table:table-row>
        <table:table-row table:style-name="ro2">
          <table:table-cell office:value-type="string">
            <text:p>41521746F</text:p>
          </table:table-cell>
          <table:table-cell office:value-type="string">
            <text:p>Calafat Alhama, Juan Marcos</text:p>
          </table:table-cell>
          <table:table-cell/>
        </table:table-row>
        <table:table-row table:style-name="ro2">
          <table:table-cell office:value-type="string">
            <text:p>43177945E</text:p>
          </table:table-cell>
          <table:table-cell office:value-type="string">
            <text:p>Canosa Pérez, Rubén</text:p>
          </table:table-cell>
          <table:table-cell/>
        </table:table-row>
        <table:table-row table:style-name="ro2">
          <table:table-cell office:value-type="string">
            <text:p>43155315R</text:p>
          </table:table-cell>
          <table:table-cell office:value-type="string">
            <text:p>Expósito García, Sergio</text:p>
          </table:table-cell>
          <table:table-cell/>
        </table:table-row>
        <table:table-row table:style-name="ro2">
          <table:table-cell office:value-type="string">
            <text:p>43162694C</text:p>
          </table:table-cell>
          <table:table-cell office:value-type="string">
            <text:p>Ferrer García, Pedro</text:p>
          </table:table-cell>
          <table:table-cell/>
        </table:table-row>
        <table:table-row table:style-name="ro2">
          <table:table-cell office:value-type="string">
            <text:p>78218361F</text:p>
          </table:table-cell>
          <table:table-cell office:value-type="string">
            <text:p>Fontclara Martorell, Antonio Javier</text:p>
          </table:table-cell>
          <table:table-cell/>
        </table:table-row>
        <table:table-row table:style-name="ro2">
          <table:table-cell office:value-type="string">
            <text:p>47777043V</text:p>
          </table:table-cell>
          <table:table-cell office:value-type="string">
            <text:p>García Sánchez, Carlos</text:p>
          </table:table-cell>
          <table:table-cell/>
        </table:table-row>
        <table:table-row table:style-name="ro2">
          <table:table-cell office:value-type="string">
            <text:p>43199272M</text:p>
          </table:table-cell>
          <table:table-cell office:value-type="string">
            <text:p>Horrach Hinarejos, Pedro José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43208633M</text:p>
          </table:table-cell>
          <table:table-cell office:value-type="string">
            <text:p>Julià Vallespir, Miguel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43160570N</text:p>
          </table:table-cell>
          <table:table-cell office:value-type="string">
            <text:p>Martínez González, Javier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43102465M</text:p>
          </table:table-cell>
          <table:table-cell office:value-type="string">
            <text:p>Novas Terrasa, Isidro</text:p>
          </table:table-cell>
          <table:table-cell/>
        </table:table-row>
        <table:table-row table:style-name="ro2">
          <table:table-cell office:value-type="string">
            <text:p>43131389H</text:p>
          </table:table-cell>
          <table:table-cell office:value-type="string">
            <text:p>Otón Comas, Carlos Gustavo</text:p>
          </table:table-cell>
          <table:table-cell/>
        </table:table-row>
        <table:table-row table:style-name="ro2">
          <table:table-cell office:value-type="string">
            <text:p>43187941J</text:p>
          </table:table-cell>
          <table:table-cell office:value-type="string">
            <text:p>Rodríguez Aguado, Cristina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43206165K</text:p>
          </table:table-cell>
          <table:table-cell office:value-type="string">
            <text:p>Sastre Riera, Sandra Margarita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43150526L</text:p>
          </table:table-cell>
          <table:table-cell office:value-type="string">
            <text:p>Sauco Pocoví, Francisco José</text:p>
          </table:table-cell>
          <table:table-cell/>
        </table:table-row>
        <table:table-row table:style-name="ro2">
          <table:table-cell office:value-type="string">
            <text:p>43168216E</text:p>
          </table:table-cell>
          <table:table-cell office:value-type="string">
            <text:p>Tortosa Jiménez, Francisco Gabriel</text:p>
          </table:table-cell>
          <table:table-cell/>
        </table:table-row>
        <table:table-row table:style-name="ro2">
          <table:table-cell office:value-type="string">
            <text:p>78217854Y</text:p>
          </table:table-cell>
          <table:table-cell office:value-type="string">
            <text:p>Vidal Ginard, Joa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4:14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6T14:14:20.70</dc:date>
    <meta:editing-duration>PT00H09M34S</meta:editing-duration>
    <meta:editing-cycles>4</meta:editing-cycles>
    <meta:generator>OpenOffice.org/3.0$Win32 OpenOffice.org_project/300m15$Build-9379</meta:generator>
    <meta:document-statistic meta:table-count="1" meta:cell-count="53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